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ichael Moyer, Sarah, Clara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Only a few days have passed. <text:s/>I bent prayfully over the remains of the aged,/ and with the reverence which the hoary head inspire, performed the fune-/-ral rites. <text:s/>Only a few days have passed. <text:s/>I stood beside the coffin/ of a youth. <text:s/>But for that pallour which overspread his comely face,/ you would have judged that the spring-tide of life ran high still within/ his breast. <text:s/>I mourned with the bereaved. <text:s/>Every fibre in my being echoed/ the voice of their lament. <text:s/>Only a few days have passed. <text:s/>I/ listened to the impassioned eloquence which grief lends. <text:s/>Mothers por-/traying the joy of which death had robbed them, when it snatched/ from their bosoms their darling babes. <text:s/>All melancholy scenes./ <text:s/>Yet, we can turn from them with eyes almost unmoistened with/ tears, when we are made to contemplate this scene, evoking the sad-/-dest of human emotions. <text:s/>The home which a wife/ directed, guarded and enlivened with the exhilarating air of cheer-/-fulness, now abandoned of its guiding spirit. <text:s/>A numerous/ family, leaning with utter dependence upon the arm of her, who/ formed their stay, early left destitute of maternal support. <text:s/>A/ husband, whose highest solace amid trials, was the companionship/ of his Adele, doomed to lay into the silent grave what he most/ needed and most valued./</text:p>
      <text:p text:style-name="P6"/>
      <text:p text:style-name="P6">[Page 2]</text:p>
      <text:p text:style-name="P6">They must indeed be hearts of flint that do not melt with pity/ at the calamity which has befallen this household. <text:s/>Aye: in the/ language of the Sages will I say. <text:s/>Friends! <text:s/>We should weep for those who/ lost a precious object, and not for the object lost. <text:s/>They deserve our com-/-miseration because privileged no more to enjoy it upon earth; but the/ jewel itself gladdens another sphere by its sparkling brilliancy./ <text:s/><text:soft-page-break/>Mrs Michael Moyer's devotion to <text:span text:style-name="T1">her</text:span><text:span text:style-name="T3"> duty in the various relations of/ life, and her avowed attachment to the time-honored precepts of our faith,/ will propitiate the race of her beneficent Creator. <text:s/>To doubt that the/ virtues she possessed, and the kindly deeds she performed while in the/ flesh, will atone for any shortcomings, and purchase the redemption of/ her soul, is to doubt the mercy of God; to ascribe rigour to Him whose/ holy attributes are goodness and compassion. <text:s/>Our departed friend/ </text:span><text:span text:style-name="T4">is</text:span><text:span text:style-name="T5"> sheltered under the Rock of all ages. <text:s/>She fears no evil, for, the/ hand of destruction does not reach where she has been uplifted./ <text:s/>But the nine children over whom she kept a vigilant watch; the/ man she inspirited by a love still returning the intensity of its/ primitive glow. <text:s/>They exposed to the ruthless storms which not un-/-frequently overtake us by the way. <text:s/>The constrained to tread the rug-/-ged path of life, without the light wont to be cast around it./ <text:s/>How will they proceed? <text:s/>Can a </text:span><text:span text:style-name="T2">wage</text:span><text:span text:style-name="T5"> vacancy be supplied which/ none can fill?....../</text:span></text:p>
      <text:p text:style-name="P6"><text:span text:style-name="T5"/></text:p>
      <text:p text:style-name="P6"><text:span text:style-name="T5">[Page 3]</text:span></text:p>
      <text:p text:style-name="P6"><text:span text:style-name="T5">But it ill-becomes a spiritual physician to deepen the wound which/ death has caused. <text:s/>To add anguish to sorrow. <text:s/>Let him rather/ strive to bring healing to lacerated hearts; for, such is the mission to/ which he has been called. <text:s/>Bereaved husband! <text:s/>Happy off-/-spring of the deceased! <text:s/>Sad in the extreme is your lot, yet, you can/ temper its severity. <text:s/>Close up the gap created in your midst, even like/ brave soldiers, who saw one of their member drop from their rank./ <text:s/>Draw your hearts together still more unitedly, that the discharge of the/ obligations devolving upon each of you may become a grateful task./ <text:s/>My brother, who have borne your Adele abiding affection? <text:s/>Strengthen your-/-self in the thought that she claims at your hands </text:span><text:span text:style-name="T2">a</text:span><text:span text:style-name="T5"> the fulfilling/ of a twofold charge; that on your readiness to assume it, will depend/ the future of those you desire that might grow up morally and/ religiously good. <text:s/>Sarah and Clara! <text:s/>Rise equal to the/ responsible position you must henceforth hold. <text:s/>Let it be your pleasure/ to lighten the burden beneath which your father bends. <text:s/>To your/ care has Providence committed the government of this household./ <text:s/>Exceeding forbearance and judgment and discretion you will needs exer-/-cise to conduct it rightly. <text:s/>But the greater the difficulties you/ shall encounter &amp; overcome by a righteous will, the nobler will be your enchantment,/ and the higher your reward from the all-seeing God./</text:span></text:p>
      <text:p text:style-name="P6"><text:span text:style-name="T5"/></text:p>
      <text:p text:style-name="P6"><text:span text:style-name="T5">[Page 4]</text:span></text:p>
      <text:p text:style-name="P6"><text:span text:style-name="T5">You sons of the departed, who have arrived at an age, enabling you/ to comprehend the extent of your misfortune, let the calamitous event/ change your boyhood into manhood. <text:s/>Set aside habits which ill comport/ with the state into which you have been placed. <text:s/>If the unruly entice/ you, consent not. <text:s/>Your praise-worthy demeanour will relieve to an appre-/-ciable degree the anxiety your father experiences. <text:s/>It will encourage your/ elder sisters in the prosecution of their onerous undertaking; and it/ will serve as a pattern, which the younger portion of your family will/ copy to the advantage of all the members thereof. <text:s/>And you/ relatives and friends of the sorely tried household. <text:s/>Proffer the offices/ of kindness of goodwill. <text:s/>Our sacred faith demands you should benefit/ motherless children with your counsel. <text:s/>The instincts of our race, prompt/ you to allay human suffering. <text:s/>And you will have most nobly/ responded to the dictates of nature and of nature's God, when you shall/ have ministered to hearts diseased; when you shall have shown our/ fellow-believer Michael Moyer, a disposition to uplift him from/ his present dejection, and when you shall have succeeded in/ in[sic!] directing his thoughts upward with pious serenity towards her/ who from heaven looks down on her dear ones with a love that/ never di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2:26:29.74</meta:creation-date>
    <meta:document-statistic meta:table-count="0" meta:image-count="0" meta:object-count="0" meta:page-count="3" meta:paragraph-count="69" meta:word-count="1093" meta:character-count="6854"/>
    <dc:date>2012-10-11T13:22:46.76</dc:date>
    <dc:creator>Penn Libraries</dc:creator>
    <meta:editing-duration>PT00H02M55S</meta:editing-duration>
    <meta:editing-cycles>1</meta:editing-cycles>
    <meta:generator>OpenOffice.org/3.2$Win32 OpenOffice.org_project/320m12$Build-9483</meta:generator>
  </office:meta>
</office:document-meta>
</file>